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D000000A730EF06236BBE3AF3.png" manifest:media-type="image/png"/>
  <manifest:file-entry manifest:full-path="Pictures/100000010000009D000000A72C700C0E0EE7BD75.png" manifest:media-type="image/png"/>
  <manifest:file-entry manifest:full-path="Pictures/100000010000022A000000A75423D226E54E88C7.png" manifest:media-type="image/png"/>
  <manifest:file-entry manifest:full-path="Pictures/100000010000033700000242D91D6BF86173B1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 Regular" svg:font-family="'Noto Sans JP Regular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234cm" fo:min-width="1.47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6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999999" draw:opacity="75%" draw:textarea-horizontal-align="justify" draw:textarea-vertical-align="middle" draw:auto-grow-height="false" fo:min-height="0.163cm" fo:min-width="1.031cm" draw:shadow-opacity="75%"/>
    </style:style>
    <style:style style:name="gr5" style:family="graphic" style:parent-style-name="standard">
      <style:graphic-properties draw:fill="none" draw:fill-color="#999999" draw:opacity="75%" draw:textarea-horizontal-align="justify" draw:textarea-vertical-align="middle" draw:auto-grow-height="false" fo:min-height="0.163cm" fo:min-width="1.031cm" draw:shadow-opacity="75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7" style:family="graphic" style:parent-style-name="objectwithoutfill">
      <style:graphic-properties svg:stroke-width="0.025cm" svg:stroke-color="#000000" draw:marker-start-width="0.229cm" draw:marker-end="Arrowheads_20_8" draw:marker-end-width="0.203cm" draw:fill="solid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89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1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5cm" fo:min-width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.13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999999" draw:opacity="75%"/>
      <style:paragraph-properties fo:text-align="center"/>
    </style:style>
    <style:style style:name="P4" style:family="paragraph">
      <loext:graphic-properties draw:fill="none" draw:fill-color="#999999" draw:opacity="75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14pt" style:font-size-asian="14pt" style:font-size-complex="1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c9211e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86cm" svg:height="4.696cm" svg:x="0.73cm" svg:y="1.4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067cm" svg:height="0.725cm" draw:transform="rotate (1.5707963267949) translate (9.236cm 5.799cm)">
          <draw:text-box>
            <text:p><text:span text:style-name="T1">after measurement</text:span></text:p>
          </draw:text-box>
        </draw:frame>
        <draw:frame draw:style-name="gr3" draw:text-style-name="P1" draw:layer="layout" svg:width="0.847cm" svg:height="0.595cm" svg:x="4.424cm" svg:y="0.646cm">
          <draw:image xlink:href="Pictures/100000010000033700000242D91D6BF86173B1BF.png" xlink:type="simple" xlink:show="embed" xlink:actuate="onLoad" draw:mime-type="image/png">
            <text:p/>
          </draw:image>
        </draw:frame>
        <draw:g>
          <draw:frame draw:style-name="gr3" draw:text-style-name="P1" draw:layer="layout" svg:width="1.163cm" svg:height="0.351cm" svg:x="1.184cm" svg:y="4.023cm">
            <draw:image xlink:href="Pictures/100000010000022A000000A75423D226E54E88C7.png" xlink:type="simple" xlink:show="embed" xlink:actuate="onLoad" draw:mime-type="image/png">
              <text:p/>
            </draw:image>
            <svg:title>TexMaths</svg:title>
            <svg:desc>10§display§\ket{0}+\ket{1}§png§1200§TRUE§</svg:desc>
          </draw:frame>
          <draw:custom-shape draw:style-name="gr4" draw:text-style-name="P3" draw:layer="layout" svg:width="1.668cm" svg:height="0.549cm" svg:x="0.991cm" svg:y="3.85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1" draw:layer="layout" svg:width="1.163cm" svg:height="0.351cm" svg:x="4.19cm" svg:y="4.026cm">
            <draw:image xlink:href="Pictures/100000010000022A000000A75423D226E54E88C7.png" xlink:type="simple" xlink:show="embed" xlink:actuate="onLoad" draw:mime-type="image/png">
              <text:p/>
            </draw:image>
            <svg:title>TexMaths</svg:title>
            <svg:desc>10§display§\ket{0}+\ket{1}§png§1200§TRUE§</svg:desc>
          </draw:frame>
          <draw:custom-shape draw:style-name="gr5" draw:text-style-name="P4" draw:layer="layout" svg:width="1.668cm" svg:height="0.549cm" svg:x="3.992cm" svg:y="3.85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6" draw:text-style-name="P5" draw:layer="layout" svg:width="0.832cm" svg:height="0.806cm" svg:x="3.915cm" svg:y="3.801cm">
            <draw:text-box>
              <text:p><text:span text:style-name="T2">X</text:span></text:p>
            </draw:text-box>
          </draw:frame>
          <draw:line draw:style-name="gr7" draw:text-style-name="P6" draw:layer="layout" svg:x1="2.604cm" svg:y1="4.127cm" svg:x2="3.989cm" svg:y2="4.127cm">
            <text:p/>
          </draw:line>
        </draw:g>
        <draw:g>
          <draw:frame draw:style-name="gr3" draw:text-style-name="P1" draw:layer="layout" svg:width="1.163cm" svg:height="0.351cm" svg:x="1.185cm" svg:y="2.511cm">
            <draw:image xlink:href="Pictures/100000010000022A000000A75423D226E54E88C7.png" xlink:type="simple" xlink:show="embed" xlink:actuate="onLoad" draw:mime-type="image/png">
              <text:p/>
            </draw:image>
            <svg:title>TexMaths</svg:title>
            <svg:desc>10§display§\ket{0}+\ket{1}§png§1200§TRUE§</svg:desc>
          </draw:frame>
          <draw:custom-shape draw:style-name="gr4" draw:text-style-name="P3" draw:layer="layout" svg:width="1.668cm" svg:height="0.549cm" svg:x="0.992cm" svg:y="2.34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1" draw:layer="layout" svg:width="1.163cm" svg:height="0.351cm" svg:x="4.191cm" svg:y="2.514cm">
            <draw:image xlink:href="Pictures/100000010000022A000000A75423D226E54E88C7.png" xlink:type="simple" xlink:show="embed" xlink:actuate="onLoad" draw:mime-type="image/png">
              <text:p/>
            </draw:image>
            <svg:title>TexMaths</svg:title>
            <svg:desc>10§display§\ket{0}+\ket{1}§png§1200§TRUE§</svg:desc>
          </draw:frame>
          <draw:custom-shape draw:style-name="gr5" draw:text-style-name="P4" draw:layer="layout" svg:width="1.668cm" svg:height="0.549cm" svg:x="3.993cm" svg:y="2.34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6" draw:text-style-name="P5" draw:layer="layout" svg:width="0.832cm" svg:height="0.806cm" svg:x="4.743cm" svg:y="2.281cm">
            <draw:text-box>
              <text:p><text:span text:style-name="T2">X</text:span></text:p>
            </draw:text-box>
          </draw:frame>
          <draw:line draw:style-name="gr7" draw:text-style-name="P6" draw:layer="layout" svg:x1="2.605cm" svg:y1="2.615cm" svg:x2="3.99cm" svg:y2="2.615cm">
            <text:p/>
          </draw:line>
        </draw:g>
        <draw:g>
          <draw:frame draw:style-name="gr3" draw:text-style-name="P1" draw:layer="layout" svg:width="1.163cm" svg:height="0.351cm" svg:x="1.186cm" svg:y="3.271cm">
            <draw:image xlink:href="Pictures/100000010000022A000000A75423D226E54E88C7.png" xlink:type="simple" xlink:show="embed" xlink:actuate="onLoad" draw:mime-type="image/png">
              <text:p/>
            </draw:image>
            <svg:title>TexMaths</svg:title>
            <svg:desc>10§display§\ket{0}+\ket{1}§png§1200§TRUE§</svg:desc>
          </draw:frame>
          <draw:custom-shape draw:style-name="gr4" draw:text-style-name="P3" draw:layer="layout" svg:width="1.668cm" svg:height="0.549cm" svg:x="0.993cm" svg:y="3.1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1" draw:layer="layout" svg:width="1.163cm" svg:height="0.351cm" svg:x="4.192cm" svg:y="3.274cm">
            <draw:image xlink:href="Pictures/100000010000022A000000A75423D226E54E88C7.png" xlink:type="simple" xlink:show="embed" xlink:actuate="onLoad" draw:mime-type="image/png">
              <text:p/>
            </draw:image>
            <svg:title>TexMaths</svg:title>
            <svg:desc>10§display§\ket{0}+\ket{1}§png§1200§TRUE§</svg:desc>
          </draw:frame>
          <draw:custom-shape draw:style-name="gr5" draw:text-style-name="P4" draw:layer="layout" svg:width="1.668cm" svg:height="0.549cm" svg:x="3.994cm" svg:y="3.10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6" draw:text-style-name="P5" draw:layer="layout" svg:width="0.832cm" svg:height="0.806cm" svg:x="4.744cm" svg:y="3.041cm">
            <draw:text-box>
              <text:p><text:span text:style-name="T2">X</text:span></text:p>
            </draw:text-box>
          </draw:frame>
          <draw:line draw:style-name="gr7" draw:text-style-name="P6" draw:layer="layout" svg:x1="2.606cm" svg:y1="3.375cm" svg:x2="3.991cm" svg:y2="3.375cm">
            <text:p/>
          </draw:line>
        </draw:g>
        <draw:g>
          <draw:frame draw:style-name="gr3" draw:text-style-name="P1" draw:layer="layout" svg:width="1.163cm" svg:height="0.351cm" svg:x="1.185cm" svg:y="1.743cm">
            <draw:image xlink:href="Pictures/100000010000022A000000A75423D226E54E88C7.png" xlink:type="simple" xlink:show="embed" xlink:actuate="onLoad" draw:mime-type="image/png">
              <text:p/>
            </draw:image>
            <svg:title>TexMaths</svg:title>
            <svg:desc>10§display§\ket{0}+\ket{1}§png§1200§TRUE§</svg:desc>
          </draw:frame>
          <draw:custom-shape draw:style-name="gr4" draw:text-style-name="P3" draw:layer="layout" svg:width="1.668cm" svg:height="0.549cm" svg:x="0.992cm" svg:y="1.57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1" draw:layer="layout" svg:width="1.163cm" svg:height="0.351cm" svg:x="4.191cm" svg:y="1.746cm">
            <draw:image xlink:href="Pictures/100000010000022A000000A75423D226E54E88C7.png" xlink:type="simple" xlink:show="embed" xlink:actuate="onLoad" draw:mime-type="image/png">
              <text:p/>
            </draw:image>
            <svg:title>TexMaths</svg:title>
            <svg:desc>10§display§\ket{0}+\ket{1}§png§1200§TRUE§</svg:desc>
          </draw:frame>
          <draw:custom-shape draw:style-name="gr5" draw:text-style-name="P4" draw:layer="layout" svg:width="1.668cm" svg:height="0.549cm" svg:x="3.993cm" svg:y="1.57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6" draw:text-style-name="P5" draw:layer="layout" svg:width="0.832cm" svg:height="0.806cm" svg:x="3.916cm" svg:y="1.521cm">
            <draw:text-box>
              <text:p><text:span text:style-name="T2">X</text:span></text:p>
            </draw:text-box>
          </draw:frame>
          <draw:line draw:style-name="gr7" draw:text-style-name="P6" draw:layer="layout" svg:x1="2.605cm" svg:y1="1.847cm" svg:x2="3.99cm" svg:y2="1.847cm">
            <text:p/>
          </draw:line>
        </draw:g>
        <draw:g>
          <draw:frame draw:style-name="gr3" draw:text-style-name="P1" draw:layer="layout" svg:width="1.163cm" svg:height="0.351cm" svg:x="1.186cm" svg:y="4.791cm">
            <draw:image xlink:href="Pictures/100000010000022A000000A75423D226E54E88C7.png" xlink:type="simple" xlink:show="embed" xlink:actuate="onLoad" draw:mime-type="image/png">
              <text:p/>
            </draw:image>
            <svg:title>TexMaths</svg:title>
            <svg:desc>10§display§\ket{0}+\ket{1}§png§1200§TRUE§</svg:desc>
          </draw:frame>
          <draw:custom-shape draw:style-name="gr4" draw:text-style-name="P3" draw:layer="layout" svg:width="1.668cm" svg:height="0.549cm" svg:x="0.993cm" svg:y="4.62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1" draw:layer="layout" svg:width="1.163cm" svg:height="0.351cm" svg:x="4.192cm" svg:y="4.794cm">
            <draw:image xlink:href="Pictures/100000010000022A000000A75423D226E54E88C7.png" xlink:type="simple" xlink:show="embed" xlink:actuate="onLoad" draw:mime-type="image/png">
              <text:p/>
            </draw:image>
            <svg:title>TexMaths</svg:title>
            <svg:desc>10§display§\ket{0}+\ket{1}§png§1200§TRUE§</svg:desc>
          </draw:frame>
          <draw:custom-shape draw:style-name="gr5" draw:text-style-name="P4" draw:layer="layout" svg:width="1.668cm" svg:height="0.549cm" svg:x="3.994cm" svg:y="4.62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6" draw:text-style-name="P5" draw:layer="layout" svg:width="0.832cm" svg:height="0.806cm" svg:x="4.744cm" svg:y="4.561cm">
            <draw:text-box>
              <text:p><text:span text:style-name="T2">X</text:span></text:p>
            </draw:text-box>
          </draw:frame>
          <draw:line draw:style-name="gr7" draw:text-style-name="P6" draw:layer="layout" svg:x1="2.606cm" svg:y1="4.895cm" svg:x2="3.991cm" svg:y2="4.895cm">
            <text:p/>
          </draw:line>
        </draw:g>
        <draw:g>
          <draw:frame draw:style-name="gr3" draw:text-style-name="P1" draw:layer="layout" svg:width="1.163cm" svg:height="0.351cm" svg:x="1.185cm" svg:y="5.543cm">
            <draw:image xlink:href="Pictures/100000010000022A000000A75423D226E54E88C7.png" xlink:type="simple" xlink:show="embed" xlink:actuate="onLoad" draw:mime-type="image/png">
              <text:p/>
            </draw:image>
            <svg:title>TexMaths</svg:title>
            <svg:desc>10§display§\ket{0}+\ket{1}§png§1200§TRUE§</svg:desc>
          </draw:frame>
          <draw:custom-shape draw:style-name="gr4" draw:text-style-name="P3" draw:layer="layout" svg:width="1.668cm" svg:height="0.549cm" svg:x="0.992cm" svg:y="5.37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1" draw:layer="layout" svg:width="1.163cm" svg:height="0.351cm" svg:x="4.191cm" svg:y="5.546cm">
            <draw:image xlink:href="Pictures/100000010000022A000000A75423D226E54E88C7.png" xlink:type="simple" xlink:show="embed" xlink:actuate="onLoad" draw:mime-type="image/png">
              <text:p/>
            </draw:image>
            <svg:title>TexMaths</svg:title>
            <svg:desc>10§display§\ket{0}+\ket{1}§png§1200§TRUE§</svg:desc>
          </draw:frame>
          <draw:custom-shape draw:style-name="gr5" draw:text-style-name="P4" draw:layer="layout" svg:width="1.668cm" svg:height="0.549cm" svg:x="3.993cm" svg:y="5.37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6" draw:text-style-name="P5" draw:layer="layout" svg:width="0.832cm" svg:height="0.806cm" svg:x="3.916cm" svg:y="5.321cm">
            <draw:text-box>
              <text:p><text:span text:style-name="T2">X</text:span></text:p>
            </draw:text-box>
          </draw:frame>
          <draw:line draw:style-name="gr7" draw:text-style-name="P6" draw:layer="layout" svg:x1="2.605cm" svg:y1="5.647cm" svg:x2="3.99cm" svg:y2="5.647cm">
            <text:p/>
          </draw:line>
        </draw:g>
        <draw:frame draw:style-name="gr8" draw:text-style-name="P2" draw:layer="layout" svg:width="2.394cm" svg:height="1.199cm" svg:x="0.585cm" svg:y="0.345cm">
          <draw:text-box>
            <text:p><text:span text:style-name="T1">pure state</text:span></text:p>
            <text:p><text:span text:style-name="T1">ensemble</text:span></text:p>
          </draw:text-box>
        </draw:frame>
        <draw:frame draw:style-name="gr9" draw:text-style-name="P2" draw:layer="layout" svg:width="2.674cm" svg:height="1.199cm" svg:x="6.729cm" svg:y="0.19cm">
          <draw:text-box>
            <text:p><text:span text:style-name="T1">mixed state</text:span></text:p>
            <text:p><text:span text:style-name="T1">ensemble</text:span></text:p>
          </draw:text-box>
        </draw:frame>
        <draw:custom-shape draw:style-name="gr1" draw:text-style-name="P1" draw:layer="layout" svg:width="2.186cm" svg:height="4.696cm" svg:x="3.731cm" svg:y="1.4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4.838cm" svg:height="0.725cm" draw:transform="rotate (1.5707963267949) translate (0.035cm 5.987cm)">
          <draw:text-box>
            <text:p><text:span text:style-name="T1">before measurement</text:span></text:p>
          </draw:text-box>
        </draw:frame>
        <draw:frame draw:style-name="gr11" draw:text-style-name="P7" draw:layer="layout" svg:width="0.33cm" svg:height="0.351cm" svg:x="7.861cm" svg:y="3.929cm">
          <draw:image xlink:href="Pictures/100000010000009D000000A72C700C0E0EE7BD75.png" xlink:type="simple" xlink:show="embed" xlink:actuate="onLoad" draw:mime-type="image/png">
            <text:p/>
          </draw:image>
          <svg:title>TexMaths</svg:title>
          <svg:desc>10§display§\ket{1}§png§1200§TRUE§</svg:desc>
        </draw:frame>
        <draw:custom-shape draw:style-name="gr5" draw:text-style-name="P4" draw:layer="layout" svg:width="1.668cm" svg:height="0.549cm" svg:x="7.192cm" svg:y="3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" draw:text-style-name="P7" draw:layer="layout" svg:width="0.33cm" svg:height="0.351cm" svg:x="7.861cm" svg:y="2.417cm">
          <draw:image xlink:href="Pictures/100000010000009D000000A730EF06236BBE3AF3.png" xlink:type="simple" xlink:show="embed" xlink:actuate="onLoad" draw:mime-type="image/png">
            <text:p/>
          </draw:image>
          <svg:title>TexMaths</svg:title>
          <svg:desc>10§display§\ket{0}§png§1200§TRUE§</svg:desc>
        </draw:frame>
        <draw:custom-shape draw:style-name="gr5" draw:text-style-name="P4" draw:layer="layout" svg:width="1.668cm" svg:height="0.549cm" svg:x="7.192cm" svg:y="2.2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" draw:text-style-name="P7" draw:layer="layout" svg:width="0.33cm" svg:height="0.351cm" svg:x="7.861cm" svg:y="3.177cm">
          <draw:image xlink:href="Pictures/100000010000009D000000A730EF06236BBE3AF3.png" xlink:type="simple" xlink:show="embed" xlink:actuate="onLoad" draw:mime-type="image/png">
            <text:p/>
          </draw:image>
          <svg:title>TexMaths</svg:title>
          <svg:desc>10§display§\ket{0}§png§1200§TRUE§</svg:desc>
        </draw:frame>
        <draw:custom-shape draw:style-name="gr5" draw:text-style-name="P4" draw:layer="layout" svg:width="1.668cm" svg:height="0.549cm" svg:x="7.192cm" svg:y="3.0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" draw:text-style-name="P7" draw:layer="layout" svg:width="0.33cm" svg:height="0.351cm" svg:x="7.861cm" svg:y="1.649cm">
          <draw:image xlink:href="Pictures/100000010000009D000000A72C700C0E0EE7BD75.png" xlink:type="simple" xlink:show="embed" xlink:actuate="onLoad" draw:mime-type="image/png">
            <text:p/>
          </draw:image>
          <svg:title>TexMaths</svg:title>
          <svg:desc>10§display§\ket{1}§png§1200§TRUE§</svg:desc>
        </draw:frame>
        <draw:custom-shape draw:style-name="gr5" draw:text-style-name="P4" draw:layer="layout" svg:width="1.668cm" svg:height="0.549cm" svg:x="7.192cm" svg:y="1.47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" draw:text-style-name="P7" draw:layer="layout" svg:width="0.33cm" svg:height="0.351cm" svg:x="7.861cm" svg:y="4.697cm">
          <draw:image xlink:href="Pictures/100000010000009D000000A730EF06236BBE3AF3.png" xlink:type="simple" xlink:show="embed" xlink:actuate="onLoad" draw:mime-type="image/png">
            <text:p/>
          </draw:image>
          <svg:title>TexMaths</svg:title>
          <svg:desc>10§display§\ket{0}§png§1200§TRUE§</svg:desc>
        </draw:frame>
        <draw:custom-shape draw:style-name="gr5" draw:text-style-name="P4" draw:layer="layout" svg:width="1.668cm" svg:height="0.549cm" svg:x="7.192cm" svg:y="4.52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1" draw:text-style-name="P7" draw:layer="layout" svg:width="0.33cm" svg:height="0.351cm" svg:x="7.861cm" svg:y="5.45cm">
          <draw:image xlink:href="Pictures/100000010000009D000000A72C700C0E0EE7BD75.png" xlink:type="simple" xlink:show="embed" xlink:actuate="onLoad" draw:mime-type="image/png">
            <text:p/>
          </draw:image>
          <svg:title>TexMaths</svg:title>
          <svg:desc>10§display§\ket{1}§png§1200§TRUE§</svg:desc>
        </draw:frame>
        <draw:custom-shape draw:style-name="gr5" draw:text-style-name="P4" draw:layer="layout" svg:width="1.668cm" svg:height="0.549cm" svg:x="7.192cm" svg:y="5.27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186cm" svg:height="4.696cm" svg:x="6.933cm" svg:y="1.3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0.726cm" svg:height="0.246cm" svg:x="6.063cm" svg:y="3.4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 Regular" svg:font-family="'Noto Sans JP Regular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07T14:55:50.033861920</meta:creation-date>
    <dc:title>3x3</dc:title>
    <meta:editing-duration>PT4H21M44S</meta:editing-duration>
    <meta:editing-cycles>10</meta:editing-cycles>
    <meta:generator>LibreOffice/7.2.5.1$Linux_X86_64 LibreOffice_project/20$Build-1</meta:generator>
    <dc:date>2022-05-07T14:22:09.696041307</dc:date>
    <meta:document-statistic meta:object-count="63"/>
    <meta:user-defined meta:name="TexMathsIgnorePreamble">FALSE</meta:user-defined>
    <meta:user-defined meta:name="TexMathsPreamble">\usepackage{amsmath}§\usepackage{amssymb}§\usepackage[usenames]{color}§\usepackage{physics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  <meta:template xlink:type="simple" xlink:actuate="onRequest" xlink:title="3x3" xlink:href="../../../../../../../.config/libreoffice/4/user/template/3x31.otg" meta:date="2019-09-07T14:55:49.819446536"/>
  </office:meta>
</office:document-meta>
</file>